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0:39:31.807772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5-01-25T10:43:09.305061237</dc:date>
    <meta:generator>LibreOffice/24.8.4.2$Linux_X86_64 LibreOffice_project/480$Build-2</meta:generator>
    <meta:editing-duration>PT6H39M16S</meta:editing-duration>
    <meta:editing-cycles>51</meta:editing-cycles>
    <meta:document-statistic meta:table-count="1" meta:cell-count="4396" meta:object-count="0"/>
    <meta:user-defined meta:name="AppVersion">16.0300</meta:user-defined>
  </office:meta>
</office:document-meta>
</file>